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1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2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5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9136" calcext:value-type="float">
            <text:p>6.6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405169230769" calcext:value-type="float">
            <text:p>6.74405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33814285714" calcext:value-type="float">
            <text:p>7.00533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30565517241" calcext:value-type="float">
            <text:p>6.89930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73828571429" calcext:value-type="float">
            <text:p>6.8867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11751724138" calcext:value-type="float">
            <text:p>6.6421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503057142857" calcext:value-type="float">
            <text:p>6.3950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14813793104" calcext:value-type="float">
            <text:p>6.41414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082844444445" calcext:value-type="float">
            <text:p>6.430828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60193103448" calcext:value-type="float">
            <text:p>6.39260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35741935484" calcext:value-type="float">
            <text:p>6.485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5868" calcext:value-type="float">
            <text:p>6.447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1464" calcext:value-type="float">
            <text:p>6.55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2912" calcext:value-type="float">
            <text:p>6.80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24619354839" calcext:value-type="float">
            <text:p>6.9842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35380645161" calcext:value-type="float">
            <text:p>6.960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1808" calcext:value-type="float">
            <text:p>6.88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45896774194" calcext:value-type="float">
            <text:p>6.6464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96488" calcext:value-type="float">
            <text:p>6.68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5935483871" calcext:value-type="float">
            <text:p>6.76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97857142857" calcext:value-type="float">
            <text:p>6.7409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67690322581" calcext:value-type="float">
            <text:p>6.718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99187096774" calcext:value-type="float">
            <text:p>6.8789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14896551724" calcext:value-type="float">
            <text:p>6.9331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83948387097" calcext:value-type="float">
            <text:p>7.060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0676" calcext:value-type="float">
            <text:p>7.221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33458064516" calcext:value-type="float">
            <text:p>7.4333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972851612903" calcext:value-type="float">
            <text:p>7.389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8464" calcext:value-type="float">
            <text:p>7.33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84090322581" calcext:value-type="float">
            <text:p>7.2688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4432" calcext:value-type="float">
            <text:p>7.00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81690322581" calcext:value-type="float">
            <text:p>7.0768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262" calcext:value-type="float">
            <text:p>7.049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13729032258" calcext:value-type="float">
            <text:p>7.096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3296" calcext:value-type="float">
            <text:p>7.03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8864" calcext:value-type="float">
            <text:p>7.0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13574193548" calcext:value-type="float">
            <text:p>6.9731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7204" calcext:value-type="float">
            <text:p>7.211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83070967742" calcext:value-type="float">
            <text:p>7.125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93522580645" calcext:value-type="float">
            <text:p>7.236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8528" calcext:value-type="float">
            <text:p>7.0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65006451613" calcext:value-type="float">
            <text:p>6.8726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9424" calcext:value-type="float">
            <text:p>6.82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63277419355" calcext:value-type="float">
            <text:p>6.8326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70657142857" calcext:value-type="float">
            <text:p>6.8507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67729032258" calcext:value-type="float">
            <text:p>6.8446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74993548387" calcext:value-type="float">
            <text:p>6.9957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2168" calcext:value-type="float">
            <text:p>7.04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59303225806" calcext:value-type="float">
            <text:p>7.1045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4456" calcext:value-type="float">
            <text:p>7.32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14374193548" calcext:value-type="float">
            <text:p>7.4181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46967741936" calcext:value-type="float">
            <text:p>7.5924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9056" calcext:value-type="float">
            <text:p>7.44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58632258065" calcext:value-type="float">
            <text:p>7.3335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5724" calcext:value-type="float">
            <text:p>7.297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412" calcext:value-type="float">
            <text:p>7.23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12309677419" calcext:value-type="float">
            <text:p>7.302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18533333333" calcext:value-type="float">
            <text:p>7.49418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36030769231" calcext:value-type="float">
            <text:p>7.60136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432" calcext:value-type="float">
            <text:p>7.7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87384615385" calcext:value-type="float">
            <text:p>7.8708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958844444444" calcext:value-type="float">
            <text:p>7.93958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14666666667" calcext:value-type="float">
            <text:p>7.8621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18615384615" calcext:value-type="float">
            <text:p>7.8491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7396" calcext:value-type="float">
            <text:p>7.86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5685" calcext:value-type="float">
            <text:p>7.850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50133333333" calcext:value-type="float">
            <text:p>7.8635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697" calcext:value-type="float">
            <text:p>7.862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4575" calcext:value-type="float">
            <text:p>7.851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756" calcext:value-type="float">
            <text:p>7.9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18" calcext:value-type="float">
            <text:p>9.0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1852" calcext:value-type="float">
            <text:p>8.7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336" calcext:value-type="float">
            <text:p>8.1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313" calcext:value-type="float">
            <text:p>9.80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428" calcext:value-type="float">
            <text:p>9.9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394" calcext:value-type="float">
            <text:p>8.6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8628" calcext:value-type="float">
            <text:p>10.3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6716" calcext:value-type="float">
            <text:p>8.7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58272" calcext:value-type="float">
            <text:p>8.6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936" calcext:value-type="float">
            <text:p>8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088" calcext:value-type="float">
            <text:p>8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992" calcext:value-type="float">
            <text:p>8.4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372" calcext:value-type="float">
            <text:p>8.6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1436" calcext:value-type="float">
            <text:p>8.4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1616" calcext:value-type="float">
            <text:p>8.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796" calcext:value-type="float">
            <text:p>7.8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744" calcext:value-type="float">
            <text:p>8.7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2256" calcext:value-type="float">
            <text:p>8.6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9312" calcext:value-type="float">
            <text:p>8.3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46064" calcext:value-type="float">
            <text:p>8.2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2384" calcext:value-type="float">
            <text:p>7.9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1664" calcext:value-type="float">
            <text:p>8.1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9088" calcext:value-type="float">
            <text:p>8.2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9168" calcext:value-type="float">
            <text:p>8.3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888" calcext:value-type="float">
            <text:p>8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4416" calcext:value-type="float">
            <text:p>8.5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7392" calcext:value-type="float">
            <text:p>8.5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59657142857" calcext:value-type="float">
            <text:p>8.2565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742" calcext:value-type="float">
            <text:p>8.60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1512" calcext:value-type="float">
            <text:p>8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172" calcext:value-type="float">
            <text:p>7.8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938" calcext:value-type="float">
            <text:p>8.26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344" calcext:value-type="float">
            <text:p>8.2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8388" calcext:value-type="float">
            <text:p>8.4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58" calcext:value-type="float">
            <text:p>8.0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1807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52" meta:object-count="0"/>
    <meta:user-defined meta:name="AppVersion">3.0</meta:user-defined>
  </office:meta>
</office:document-meta>
</file>